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9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1.76pt solid #2e343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1.76pt solid #2e3436" style:rotation-angle="0" style:rotation-align="none" style:shrink-to-fit="false" fo:border-top="1.76pt solid #2e343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1.76pt solid #2e3436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Estado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rcb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opm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então</text:p>
          </table:table-cell>
          <table:table-cell table:style-name="ce2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OPRD</text:p>
          </table:table-cell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CABEÇALHO</text:p>
          </table:table-cell>
          <table:table-cell table:style-name="ce2" office:value-type="string" calcext:value-type="string">
            <text:p>CORPO</text:p>
          </table:table-cell>
          <table:table-cell table:style-name="ce3" office:value-type="string" calcext:value-type="string">
            <text:p>EXP_R</text:p>
          </table:table-cell>
          <table:table-cell table:style-name="ce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ACC</text:p>
          </table:table-cell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48</text:p>
          </table:table-cell>
          <table:table-cell office:value-type="string" calcext:value-type="string">
            <text:p>S51</text:p>
          </table:table-cell>
          <table:table-cell table:number-columns-repeated="21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R2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8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8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8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8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8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8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8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8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8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8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8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8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8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8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8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38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8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38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8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8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8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8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8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38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8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8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3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8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38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38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38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38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8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8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rcb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opm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então</text:p>
          </table:table-cell>
          <table:table-cell table:style-name="ce2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OPRD</text:p>
          </table:table-cell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CABEÇALHO</text:p>
          </table:table-cell>
          <table:table-cell table:style-name="ce2" office:value-type="string" calcext:value-type="string">
            <text:p>CORPO</text:p>
          </table:table-cell>
          <table:table-cell table:style-name="ce3" office:value-type="string" calcext:value-type="string">
            <text:p>EXP_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R$ </number:text>
      <number:number number:decimal-places="0" loext:min-decimal-places="0" number:min-integer-digits="1" number:grouping="true"/>
    </number:number-style>
    <number:number-style style:name="N121">
      <number:text>-R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</number:number-style>
    <number:number-style style:name="N123">
      <number:text>-R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0:16:50.025802887</meta:creation-date>
    <dc:date>2017-07-10T01:43:22.390256432</dc:date>
    <meta:editing-duration>PT41S</meta:editing-duration>
    <meta:editing-cycles>1</meta:editing-cycles>
    <meta:document-statistic meta:table-count="1" meta:cell-count="194" meta:object-count="0"/>
    <meta:generator>LibreOffice/5.2.7.2$Linux_X86_64 LibreOffice_project/20m0$Build-2</meta:generator>
  </office:meta>
</office:document-meta>
</file>